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 410 programming assgnment 2 yacc and COBOL arithmetic expressions</text:p>
      <text:p text:style-name="Standard"/>
      <text:p text:style-name="Standard">November 10, 2021 </text:p>
      <text:p text:style-name="Standard"/>
      <text:p text:style-name="Standard"/>
      <text:p text:style-name="Standard">Assignment is due at 11:59, Friday, December 10, 2021, by email to my MIX account: <text:s/><text:a xlink:type="simple" xlink:href="mailto:frvanscoy@mix.wvu.edu" text:style-name="Internet_20_link" text:visited-style-name="Visited_20_Internet_20_Link">frvanscoy@mix.wvu.edu</text:a></text:p>
      <text:p text:style-name="Standard"/>
      <text:p text:style-name="Standard">This assignment is to use the software package yacc or equivalent. <text:s/>There are two parts to the assignment. <text:s/>The assignment is based on a simplified version of the assignment statement in the COBOL langage. <text:s/>In part one you are to design a grammar for a small subset of legal assignment statements in COBOL. <text:s/>You are to turn in your grammar as a separate file aattached to the email you send to turn in the assignment. <text:s/>In part 2, you are to read a provided file of assignment statementsms, use Yacc and possible other code to INTERPRET the assignment statements and then print a list of final values of all of the identifiers in the proram. <text:s/>You may assume that the only identifiers in this subset of COBOL are these 5: <text:s/>A, B, C, D, and E. <text:s/>You may also assume that there are only two arithmetic oerators: addition and subtraction. <text:s/>Parentehese are allowed woth their usual meenings.</text:p>
      <text:p text:style-name="Standard"/>
      <text:p text:style-name="Standard">Assume the only type of number is integer and tha dinteger division truncates: <text:s/>that is, <text:s text:c="2"/>\Z &lt;= N/M &lt; Z=1, and </text:p>
      <text:p text:style-name="Standard">35 / 5 = 7, 36 / 5 = 5, 37 / 7 = 5, 37 / 5 = 7, 38 / 5 = 7, 39 / 5 = 7, 40 / 5 = 8</text:p>
      <text:p text:style-name="Standard"/>
      <text:p text:style-name="Standard">part 1</text:p>
      <text:p text:style-name="Standard"/>
      <text:p text:style-name="Standard">Given the following sample COBOL statements, construct a context free grammar for COBOL statements to compute the value of arithmetic exproessions</text:p>
      <text:p text:style-name="Standard"/>
      <text:p text:style-name="Standard">E = A+ B + C + D</text:p>
      <text:p text:style-name="Standard">E = A – B – C – D</text:p>
      <text:p text:style-name="Standard">E = A – B + C + D</text:p>
      <text:p text:style-name="Standard">E = (A + B) – (C + D)</text:p>
      <text:p text:style-name="Standard"/>
      <text:p text:style-name="P1"><text:a xlink:type="simple" xlink:href="https://mainframebug.com/tuts/COBOL/module6/Top17_COBOL_Compute_Verb.php#:~:text=In%20COBOL%2C%20Arithmetic%20expressions%20can%20be%20written%20using,because%20it%20allows%20to%20specify%20combined%20arithmetic%20operation" text:style-name="Internet_20_link" text:visited-style-name="Visited_20_Internet_20_Link">A</text:a>DD A to B GIVING C</text:p>
      <text:p text:style-name="P1"/>
      <text:p text:style-name="Standard">ADD ( ADD A TO B) TO C GIVING D</text:p>
      <text:p text:style-name="Standard"/>
      <text:p text:style-name="Standard">SUBTRACT A from B GIVING C</text:p>
      <text:p text:style-name="Standard"/>
      <text:p text:style-name="Standard">SUBTRACT ( SUBTRACT A from B) <text:s/>GIVING C </text:p>
      <text:p text:style-name="Standard"/>
      <text:p text:style-name="Standard">A = ADD ( SUBTRACT B <text:s/>FROM <text:s text:c="2"/>C ) TO D</text:p>
      <text:p text:style-name="Standard"/>
      <text:p text:style-name="Standard">Assume the arithmetic operators follow the same rules of associativity, commutativity, and distributitivity as in Fortran and traditional arithmetic and programming languages (not as in APL or SMALLTALK)/</text:p>
      <text:p text:style-name="Standard"/>
      <text:p text:style-name="Standard"/>
      <text:p text:style-name="Standard">part two</text:p>
      <text:p text:style-name="Standard"/>
      <text:p text:style-name="Standard"><text:soft-page-break/>Read the following statements into your program. <text:s/>Just before the program terminates, print the fnal values of A, B, C, D. <text:s/>You may assume that all variables are initialized to 0.</text:p>
      <text:p text:style-name="Standard"/>
      <text:p text:style-name="Standard">A = 1 + 2 + 3 + 4</text:p>
      <text:p text:style-name="Standard">B = 1 – 2 – 3 – 4</text:p>
      <text:p text:style-name="Standard">C = 1 – 2 + 3 + 4</text:p>
      <text:p text:style-name="Standard">D = ADD ( SUBTRACT 2 <text:s/>FROM <text:s text:c="2"/>6 ) TO 7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10T00:46:18.52</meta:creation-date>
    <dc:date>2021-11-10T05:47:50.74</dc:date>
    <meta:editing-duration>PT5H1M32S</meta:editing-duration>
    <meta:editing-cycles>3</meta:editing-cycles>
    <meta:generator>OpenOffice/4.1.10$Win32 OpenOffice.org_project/4110m2$Build-9807</meta:generator>
    <meta:document-statistic meta:table-count="0" meta:image-count="0" meta:object-count="0" meta:page-count="2" meta:paragraph-count="24" meta:word-count="440" meta:character-count="2123"/>
  </office:meta>
</office:document-meta>
</file>